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248b0d"/>
    </style:style>
    <style:style style:name="P2" style:family="paragraph" style:parent-style-name="Standard">
      <style:text-properties officeooo:rsid="00248b0d" officeooo:paragraph-rsid="00248b0d"/>
    </style:style>
    <style:style style:name="P3" style:family="paragraph" style:parent-style-name="Standard">
      <style:text-properties officeooo:rsid="00248b0d" officeooo:paragraph-rsid="00274ed8"/>
    </style:style>
    <style:style style:name="P4" style:family="paragraph" style:parent-style-name="Standard">
      <style:text-properties officeooo:rsid="00248b0d" officeooo:paragraph-rsid="0027f9e3"/>
    </style:style>
    <style:style style:name="P5" style:family="paragraph" style:parent-style-name="Standard">
      <style:text-properties fo:font-weight="bold" officeooo:rsid="00248b0d" officeooo:paragraph-rsid="00248b0d" style:font-weight-asian="bold" style:font-weight-complex="bold"/>
    </style:style>
    <style:style style:name="P6" style:family="paragraph" style:parent-style-name="Standard">
      <style:text-properties officeooo:paragraph-rsid="00274ed8"/>
    </style:style>
    <style:style style:name="P7" style:family="paragraph" style:parent-style-name="Standard">
      <style:text-properties fo:font-size="14pt" fo:font-weight="bold" officeooo:paragraph-rsid="00274ed8" fo:background-color="#fff200" style:font-size-asian="14pt" style:font-weight-asian="bold" style:font-size-complex="14pt" style:font-weight-complex="bold"/>
    </style:style>
    <style:style style:name="P8" style:family="paragraph" style:parent-style-name="Standard">
      <style:text-properties officeooo:paragraph-rsid="0027f9e3"/>
    </style:style>
    <style:style style:name="P9" style:family="paragraph" style:parent-style-name="Standard">
      <style:text-properties officeooo:rsid="00317995" officeooo:paragraph-rsid="00317995"/>
    </style:style>
    <style:style style:name="P10" style:family="paragraph" style:parent-style-name="Text_20_body">
      <style:text-properties officeooo:rsid="00248b0d" officeooo:paragraph-rsid="00248b0d"/>
    </style:style>
    <style:style style:name="P11" style:family="paragraph" style:parent-style-name="Text_20_body">
      <style:text-properties fo:font-size="14pt" fo:font-weight="bold" fo:background-color="#fff200" style:font-size-asian="14pt" style:font-weight-asian="bold" style:font-size-complex="14pt" style:font-weight-complex="bold"/>
    </style:style>
    <style:style style:name="P12" style:family="paragraph" style:parent-style-name="Preformatted_20_Text">
      <style:text-properties officeooo:rsid="00248b0d" officeooo:paragraph-rsid="00248b0d"/>
    </style:style>
    <style:style style:name="P13" style:family="paragraph" style:parent-style-name="Preformatted_20_Text">
      <style:paragraph-properties fo:margin-top="0cm" fo:margin-bottom="0.499cm" loext:contextual-spacing="false"/>
    </style:style>
    <style:style style:name="P14" style:family="paragraph" style:parent-style-name="List_20_Contents">
      <style:paragraph-properties fo:margin-top="0cm" fo:margin-bottom="0.499cm" loext:contextual-spacing="false"/>
    </style:style>
    <style:style style:name="P15" style:family="paragraph" style:parent-style-name="Text_20_body">
      <style:paragraph-properties fo:margin-left="0cm" fo:margin-right="0cm" fo:margin-top="0cm" fo:margin-bottom="0cm" loext:contextual-spacing="false" fo:text-indent="0cm" style:auto-text-indent="fals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paragraph-properties fo:margin-top="0cm" fo:margin-bottom="0cm" loext:contextual-spacing="false"/>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officeooo:rsid="0032982d" officeooo:paragraph-rsid="0032982d"/>
    </style:style>
    <style:style style:name="P27" style:family="paragraph" style:parent-style-name="Heading_20_4">
      <style:text-properties officeooo:paragraph-rsid="0027f9e3"/>
    </style:style>
    <style:style style:name="P28" style:family="paragraph" style:parent-style-name="Heading_20_3">
      <style:text-properties officeooo:paragraph-rsid="0027f9e3"/>
    </style:style>
    <style:style style:name="T1" style:family="text">
      <style:text-properties fo:font-weight="bold" style:font-weight-asian="bold" style:font-weight-complex="bold"/>
    </style:style>
    <style:style style:name="T2" style:family="text">
      <style:text-properties fo:font-size="14pt" fo:font-weight="bold" fo:background-color="#fff200" loext:char-shading-value="0" style:font-size-asian="14pt" style:font-weight-asian="bold" style:font-size-complex="14pt"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T1">Few sample questions:</text:span> </text:p>
      <text:p text:style-name="Standard"/>
      <text:p text:style-name="Standard">- types of modules like mod_proxy, mod_cluster, mod_jk.</text:p>
      <text:p text:style-name="Standard"/>
      <text:p text:style-name="Standard">- mpm types like worker, prefork, etc. and performance tuning parameter.</text:p>
      <text:p text:style-name="Standard"/>
      <text:p text:style-name="Standard">- Scenario based questions: high cpu at apache end - troubleshooting steps.</text:p>
      <text:p text:style-name="Standard"/>
      <text:p text:style-name="Standard">- last few instances of complex issues and explain them and what was your role.</text:p>
      <text:p text:style-name="Standard"/>
      <text:p text:style-name="Standard">- mod_proxy_balancer.</text:p>
      <text:p text:style-name="Standard"/>
      <text:p text:style-name="Standard">- how is access logs read?</text:p>
      <text:p text:style-name="Standard"/>
      <text:p text:style-name="Standard">- configuring ssl and brief about the directives.</text:p>
      <text:p text:style-name="Standard"/>
      <text:p text:style-name="Standard">- how is mod_cluster/mod_jk/mod_proxy with backend integrated , basic questions.</text:p>
      <text:p text:style-name="Standard"/>
      <text:p text:style-name="Standard">- Scenario based questions : what would you do if you see high cpu at backend.</text:p>
      <text:p text:style-name="Standard"/>
      <text:p text:style-name="Standard">- Types of GC and basic knowledge about Java arguments.</text:p>
      <text:p text:style-name="Standard"/>
      <text:p text:style-name="Standard">- when to take heap dump, thread dump, gc logs and how to analyse (mention tool names like mat, garbage cat, etc).</text:p>
      <text:p text:style-name="Standard"/>
      <text:p text:style-name="Standard">- Basic analysis like whats seen inside heap dump, thread dump, gc logs and how is issue identified, an example would suffice.</text:p>
      <text:p text:style-name="Standard"/>
      <text:p text:style-name="Standard">- JBoss EAP basic concepts, standalone, domain mode, clustering, profile configuration,session replication, sticky session, high cpu troubleshooting.</text:p>
      <text:p text:style-name="Standard"/>
      <text:p text:style-name="Standard">- How to ensure and configure sticky sessions having apache and two backend servers.</text:p>
      <text:p text:style-name="Standard"/>
      <text:p text:style-name="Standard">- Basic of core java (threads, oops concept), average at Servlet and JSP concept, basics of websockets.</text:p>
      <text:p text:style-name="Standard"/>
      <text:p text:style-name="Standard">- Approach for application slowness issue in case of 4 tier application architecture? "Web browser-----&gt;Apache httpd-------&gt;JBoss EAP-----&gt;Database"</text:p>
      <text:p text:style-name="Standard"/>
      <text:p text:style-name="Standard">- Approach for application intermittent failure i login issue in case of 4 tier application architecture? "Web browser-----&gt;Apache httpd-------&gt;JBoss EAP-----&gt;Database"</text:p>
      <text:p text:style-name="Standard"/>
      <text:p text:style-name="Standard"/>
      <text:p text:style-name="Standard"/>
      <text:p text:style-name="P9">Which mpm module used for PHP ?</text:p>
      <text:p text:style-name="P9"/>
      <text:p text:style-name="P9"/>
      <text:p text:style-name="Standard"/>
      <text:p text:style-name="Standard"/>
      <text:p text:style-name="Standard"/>
      <text:p text:style-name="Standard"><text:soft-page-break/></text:p>
      <text:p text:style-name="Standard"/>
      <text:h text:style-name="Heading_20_1" text:outline-level="1">Technical Support Engineer</text:h>
      <text:list xml:id="list180724602" text:style-name="L1">
        <text:list-item>
          <text:p text:style-name="P21">Location IN-Pune</text:p>
        </text:list-item>
      </text:list>
      <text:p text:style-name="List_20_Heading">Job ID </text:p>
      <text:p text:style-name="P14"><text:span text:style-name="T1">63215</text:span> </text:p>
      <text:p text:style-name="List_20_Heading">Category </text:p>
      <text:p text:style-name="P14">Technical Support </text:p>
      <text:h text:style-name="Heading_20_2" text:outline-level="2">Primary job responsibilities </text:h>
      <text:list xml:id="list3506108548" text:style-name="L2">
        <text:list-item>
          <text:p text:style-name="P22">Own the resolution of customer issues from initial contact to complete customer satisfaction</text:p>
        </text:list-item>
        <text:list-item>
          <text:p text:style-name="P22">Use efficient problem-solving techniques and resolve complex, critical, and sensitive support issues</text:p>
        </text:list-item>
        <text:list-item>
          <text:p text:style-name="P22">Work with customer associates and consultants, including business managers, project managers, software engineers, security analysts, datacenter engineers, and customer network operations centers (NOCs)</text:p>
        </text:list-item>
        <text:list-item>
          <text:p text:style-name="P22">Create Knowledge Base articles and technical notes</text:p>
        </text:list-item>
        <text:list-item>
          <text:p text:style-name="P22">Engage and collaborate with open source developers around the world</text:p>
        </text:list-item>
        <text:list-item>
          <text:p text:style-name="P22">Serve as a technical point of contact for a technology of your choice within the Red Hat JBoss Middleware domain</text:p>
        </text:list-item>
        <text:list-item>
          <text:p text:style-name="P22">Advocate customer requests and offer innovative ideas to improve the quality of our offerings</text:p>
        </text:list-item>
        <text:list-item>
          <text:p text:style-name="P22">Manage assigned offerings and components by prioritizing open issues for development</text:p>
        </text:list-item>
        <text:list-item>
          <text:p text:style-name="P16">Occasionally be available after office hours and on weekends</text:p>
        </text:list-item>
      </text:list>
      <text:h text:style-name="Heading_20_2" text:outline-level="2">Required skills </text:h>
      <text:list xml:id="list3039104825" text:style-name="L3">
        <text:list-item>
          <text:p text:style-name="P23">Production support experience</text:p>
        </text:list-item>
        <text:list-item>
          <text:p text:style-name="P23">Solid customer service skills</text:p>
        </text:list-item>
        <text:list-item>
          <text:p text:style-name="P23">Direct experience with Apache web servers 2.2.x, 2.4.x, and 3.x and Apache Tomcat 5.x, 6.x, 7.x., and 8.x</text:p>
        </text:list-item>
        <text:list-item>
          <text:p text:style-name="P23">Familiarity with Apache HTTP Server as reverse proxy and certificates generation for SSL configuration</text:p>
        </text:list-item>
        <text:list-item>
          <text:p text:style-name="P23">Good knowledge of cluster, failover, and load-balancing modules like mod_proxy, mod_jk, mod_cluster, and mod_ssl with ISAPI redirector and IIS web server</text:p>
        </text:list-item>
        <text:list-item>
          <text:p text:style-name="P23">Familiarity with application server technologies like Red Hat JBoss Enterprise Application Platform (JBoss EAP), Red Hat JBoss Application Server, WildFly, Oracle WebLogic, IBM Websphere, Apache Geronimo, or GlassFish</text:p>
        </text:list-item>
        <text:list-item>
          <text:p text:style-name="P23">Familiarity with web servers like Apache HTTP Server, Oracle iPlanet, Oracle HTTP Server, IBM HTTP Server (IHS), NGINX, or lighttpd</text:p>
        </text:list-item>
        <text:list-item>
          <text:p text:style-name="P23">Advanced troubleshooting and debugging skills; passion for problem-solving and investigation</text:p>
        </text:list-item>
        <text:list-item>
          <text:p text:style-name="P23"><text:soft-page-break/>Knowledge on HTTP 1.0 and 1.1 protocols and HTTP methods and error codes; understanding of the TCP protocol</text:p>
        </text:list-item>
        <text:list-item>
          <text:p text:style-name="P17">Core Java, JavaServer Pages (JSP), and Java Servlet programming skills</text:p>
        </text:list-item>
      </text:list>
      <text:p text:style-name="P15"><text:line-break/><text:span text:style-name="T1">The following are considered a plus:</text:span></text:p>
      <text:p text:style-name="P15"> </text:p>
      <text:list xml:id="list1329502321" text:style-name="L4">
        <text:list-item>
          <text:p text:style-name="P24">Certifications like Red Hat Certified Specialist in Enterprise Application Server Administration or Red Hat Certified JBoss Administrator (RHCJA)</text:p>
        </text:list-item>
        <text:list-item>
          <text:p text:style-name="P24">Experience with the Linux or Unix operating systems; any Oracle, Red Hat, or Suse Linux certification</text:p>
        </text:list-item>
        <text:list-item>
          <text:p text:style-name="P24">Knowledge of various other modules of httpd like mod_rewrite, mod_header, mod_nss, and mod_php</text:p>
        </text:list-item>
        <text:list-item>
          <text:p text:style-name="P24">Fundamental understanding of SSL and TLS Encryption and SSLv2 and v3 and TLSv1, v1.1, and v1.2 protocols</text:p>
        </text:list-item>
        <text:list-item>
          <text:p text:style-name="P24">Understanding of tcp dump analysis</text:p>
        </text:list-item>
        <text:list-item>
          <text:p text:style-name="P24">C and C++ programming skills</text:p>
        </text:list-item>
        <text:list-item>
          <text:p text:style-name="P18">PHP programming skills</text:p>
        </text:list-item>
      </text:list>
      <text:p text:style-name="Standard"/>
      <text:p text:style-name="Standard"/>
      <text:p text:style-name="Standard"/>
      <text:p text:style-name="Standard"/>
      <text:p text:style-name="P11">Top reasons for higher CPU Utilization:</text:p>
      <text:p text:style-name="Text_20_body">a. There are excessive GC cycles going on</text:p>
      <text:p text:style-name="Text_20_body">b. Too many Application threads active</text:p>
      <text:p text:style-name="Text_20_body">c. Code problems such as ‘infinite loops’ or excessive backend calls.</text:p>
      <text:p text:style-name="Text_20_body">d. The application is indeed working hard and the host does not have enough CPU (this is actually a good reason)</text:p>
      <text:p text:style-name="Standard"/>
      <text:p text:style-name="Standard"/>
      <text:p text:style-name="Standard"/>
      <text:p text:style-name="P1"><text:s/><text:span text:style-name="T2">how is access logs read ?</text:span></text:p>
      <text:p text:style-name="Standard"/>
      <text:p text:style-name="Standard"/>
      <text:p text:style-name="Quotations">LogFormat "%h %l %u %t \"%r\" %&gt;s %b \"%{Referer}i\" \"%{User-agent}i\"" combined</text:p>
      <text:list xml:id="list1150954153" text:style-name="L5">
        <text:list-item>
          <text:p text:style-name="P25">%h is the remote host (ie the client IP) </text:p>
        </text:list-item>
        <text:list-item>
          <text:p text:style-name="P25">%l is the identity of the user determined by identd (not usually used since not reliable) </text:p>
        </text:list-item>
        <text:list-item>
          <text:p text:style-name="P25">%u is the user name determined by HTTP authentication </text:p>
        </text:list-item>
        <text:list-item>
          <text:p text:style-name="P25">%t is the time the request was received. </text:p>
        </text:list-item>
        <text:list-item>
          <text:p text:style-name="P25">%r is the request line from the client. ("GET / HTTP/1.0") </text:p>
        </text:list-item>
        <text:list-item>
          <text:p text:style-name="P25">%&gt;s is the status code sent from the server to the client (200, 404 etc.) </text:p>
        </text:list-item>
        <text:list-item>
          <text:p text:style-name="P25">%b is the size of the response to the client (in bytes) </text:p>
        </text:list-item>
      </text:list>
      <text:p text:style-name="P20"/>
      <text:p text:style-name="P26"><text:soft-page-break/>NOTE: </text:p>
      <text:p text:style-name="P26">%D <text:s/>is used for the getting total time of request.</text:p>
      <text:p text:style-name="P26"/>
      <text:p text:style-name="P26"/>
      <text:list xml:id="list123340221624634" text:continue-numbering="true" text:style-name="L5">
        <text:list-item>
          <text:p text:style-name="P25">Referer is the <text:a xlink:type="simple" xlink:href="https://developer.mozilla.org/en-US/docs/Web/HTTP/Headers/Referer" text:style-name="Internet_20_link" text:visited-style-name="Visited_20_Internet_20_Link">Referer header</text:a> of the HTTP request (containing the URL of the page from which this request was initiated) if any is present, and <text:span text:style-name="Source_20_Text">"-"</text:span> otherwise. </text:p>
        </text:list-item>
        <text:list-item>
          <text:p text:style-name="P19">User-agent is the browser identification string. </text:p>
        </text:list-item>
      </text:list>
      <text:p text:style-name="Standard"/>
      <text:p text:style-name="P5">Example:</text:p>
      <text:p text:style-name="P2"/>
      <text:p text:style-name="P10"><text:span text:style-name="Source_20_Text">127.0.0.1 - frank [10/Oct/2000:13:55:36 -0700] "GET /apache_pb.gif HTTP/1.0" 200 2326 "http://www.example.com/start.html" "Mozilla/4.08 [en] (Win98; I ;Nav)" </text:span></text:p>
      <text:p text:style-name="P2"/>
      <text:p text:style-name="P2"/>
      <text:p text:style-name="P2"><text:span text:style-name="T1">Config</text:span>:</text:p>
      <text:p text:style-name="P2"/>
      <text:p text:style-name="P12">LogFormat "%h %l %u %t \"%r\" %&gt;s %b \"%{Referer}i\" \"%{User-agent}i\"" combined</text:p>
      <text:p text:style-name="P13">CustomLog log/access_log combined</text:p>
      <text:p text:style-name="P2"/>
      <text:p text:style-name="P2"/>
      <text:p text:style-name="P7">when to take heap dump, thread dump, gc logs and how to analyse (mention tool names like mat, garbage cat, etc).</text:p>
      <text:p text:style-name="P6"/>
      <text:p text:style-name="P3"><text:a xlink:type="simple" xlink:href="http://techcommunity.softwareag.com/web/guest/pwiki/-/wiki/Main/Performance+Issues+-+how+to+take+various+dumps+for+analysis" text:style-name="Internet_20_link" text:visited-style-name="Visited_20_Internet_20_Link">http://techcommunity.softwareag.com/web/guest/pwiki/-/wiki/Main/Performance+Issues+-+how+to+take+various+dumps+for+analysis</text:a></text:p>
      <text:p text:style-name="P3"/>
      <text:p text:style-name="P3"/>
      <text:p text:style-name="P3"/>
      <text:p text:style-name="P8"/>
      <text:h text:style-name="P27" text:outline-level="4">Responsiveness</text:h>
      <text:p text:style-name="P8">Responsiveness refers to how quickly an application or system responds with a requested piece of data. </text:p>
      <text:p text:style-name="P8"/>
      <text:h text:style-name="P27" text:outline-level="4">Throughput</text:h>
      <text:p text:style-name="P8">Throughput focuses on maximizing the amount of work by an application in a specific period of time. </text:p>
      <text:p text:style-name="P8"/>
      <text:h text:style-name="P28" text:outline-level="3">What is Automatic Garbage Collection?</text:h>
      <text:p text:style-name="P8">Automatic garbage collection is the process of looking at heap memory, identifying which objects are in use and which are not, and deleting the unused objects. An in use object, or a referenced object, means that some part of your program still maintains a pointer to that object. An unused object, or unreferenced object, is no longer referenced by any part of your program. So the memory used by an unreferenced object can be reclaim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22:59:16.232290446</meta:creation-date>
    <dc:date>2018-09-26T12:33:39.348406103</dc:date>
    <meta:editing-duration>PT15H55M25S</meta:editing-duration>
    <meta:editing-cycles>14</meta:editing-cycles>
    <meta:generator>LibreOffice/6.0.1.1$Linux_X86_64 LibreOffice_project/60bfb1526849283ce2491346ed2aa51c465abfe6</meta:generator>
    <meta:document-statistic meta:table-count="0" meta:image-count="0" meta:object-count="0" meta:page-count="4" meta:paragraph-count="86" meta:word-count="1006" meta:character-count="6467" meta:non-whitespace-character-count="5564"/>
  </office:meta>
</office:document-meta>
</file>